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a677" officeooo:paragraph-rsid="001dc793" style:font-weight-asian="bold" style:font-weight-complex="bold"/>
    </style:style>
    <style:style style:name="P2" style:family="paragraph" style:parent-style-name="Standard">
      <style:text-properties officeooo:rsid="0011a677" officeooo:paragraph-rsid="001dc793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officeooo:rsid="0015149f" officeooo:paragraph-rsid="001dc793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text-underline-style="solid" style:text-underline-width="auto" style:text-underline-color="font-color" fo:font-weight="bold" officeooo:rsid="0028ce54" officeooo:paragraph-rsid="001dc793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officeooo:rsid="0015149f" officeooo:paragraph-rsid="001dc793" style:font-size-asian="11pt" style:font-size-complex="11pt"/>
    </style:style>
    <style:style style:name="P6" style:family="paragraph" style:parent-style-name="Standard">
      <style:text-properties fo:font-size="11pt" officeooo:rsid="0011a677" officeooo:paragraph-rsid="001dc793" style:font-size-asian="11pt" style:font-size-complex="11pt"/>
    </style:style>
    <style:style style:name="P7" style:family="paragraph" style:parent-style-name="Standard">
      <style:text-properties fo:font-size="11pt" officeooo:rsid="0027ae62" officeooo:paragraph-rsid="001dc793" style:font-size-asian="11pt" style:font-size-complex="11pt"/>
    </style:style>
    <style:style style:name="P8" style:family="paragraph" style:parent-style-name="Standard">
      <style:text-properties fo:font-size="11pt" officeooo:rsid="0012560b" officeooo:paragraph-rsid="001dc793" style:font-size-asian="11pt" style:font-size-complex="11pt"/>
    </style:style>
    <style:style style:name="P9" style:family="paragraph" style:parent-style-name="Standard">
      <style:text-properties fo:font-size="11pt" officeooo:rsid="0028ce54" officeooo:paragraph-rsid="001dc793" style:font-size-asian="11pt" style:font-size-complex="11pt"/>
    </style:style>
    <style:style style:name="P10" style:family="paragraph" style:parent-style-name="Standard">
      <style:text-properties fo:font-size="11pt" officeooo:rsid="001fd4dd" officeooo:paragraph-rsid="001dc793" style:font-size-asian="11pt" style:font-size-complex="11pt"/>
    </style:style>
    <style:style style:name="P11" style:family="paragraph" style:parent-style-name="Standard">
      <style:text-properties fo:font-size="11pt" officeooo:rsid="001f1c30" officeooo:paragraph-rsid="001f1c30" style:font-size-asian="11pt" style:font-size-complex="11pt"/>
    </style:style>
    <style:style style:name="P12" style:family="paragraph" style:parent-style-name="Standard">
      <style:text-properties fo:font-size="11pt" officeooo:rsid="00203fa8" officeooo:paragraph-rsid="00203fa8" style:font-size-asian="11pt" style:font-size-complex="11pt"/>
    </style:style>
    <style:style style:name="P13" style:family="paragraph" style:parent-style-name="Standard">
      <style:text-properties fo:font-style="normal" fo:font-weight="bold" officeooo:rsid="002aa90c" officeooo:paragraph-rsid="001dc793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rsid="0028ce54" officeooo:paragraph-rsid="001dc793"/>
    </style:style>
    <style:style style:name="T1" style:family="text">
      <style:text-properties fo:font-style="normal" fo:font-weight="normal" officeooo:rsid="0015149f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9daa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149f" style:font-weight-asian="bold" style:font-weight-complex="bold"/>
    </style:style>
    <style:style style:name="T5" style:family="text">
      <style:text-properties fo:font-weight="bold" officeooo:rsid="001cdb60" style:font-weight-asian="bold" style:font-weight-complex="bold"/>
    </style:style>
    <style:style style:name="T6" style:family="text">
      <style:text-properties fo:font-weight="bold" officeooo:rsid="0013c524" style:font-weight-asian="bold" style:font-weight-complex="bold"/>
    </style:style>
    <style:style style:name="T7" style:family="text">
      <style:text-properties fo:font-weight="bold" officeooo:rsid="0021c4c1" style:font-weight-asian="bold" style:font-weight-complex="bold"/>
    </style:style>
    <style:style style:name="T8" style:family="text">
      <style:text-properties fo:font-weight="bold" officeooo:rsid="002a61e4" style:font-weight-asian="bold" style:font-weight-complex="bold"/>
    </style:style>
    <style:style style:name="T9" style:family="text">
      <style:text-properties fo:font-weight="bold" officeooo:rsid="0023f7bf" style:font-weight-asian="bold" style:font-weight-complex="bold"/>
    </style:style>
    <style:style style:name="T10" style:family="text">
      <style:text-properties officeooo:rsid="0015149f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2560b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5149f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63634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59daa" style:font-style-asian="italic" style:font-weight-asian="bold" style:font-style-complex="italic" style:font-weight-complex="bold"/>
    </style:style>
    <style:style style:name="T16" style:family="text">
      <style:text-properties officeooo:rsid="0012560b"/>
    </style:style>
    <style:style style:name="T17" style:family="text">
      <style:text-properties officeooo:rsid="0016b0db"/>
    </style:style>
    <style:style style:name="T18" style:family="text">
      <style:text-properties officeooo:rsid="0016d965"/>
    </style:style>
    <style:style style:name="T19" style:family="text">
      <style:text-properties officeooo:rsid="00181207"/>
    </style:style>
    <style:style style:name="T20" style:family="text">
      <style:text-properties officeooo:rsid="00185a9e"/>
    </style:style>
    <style:style style:name="T21" style:family="text">
      <style:text-properties officeooo:rsid="00188bdb"/>
    </style:style>
    <style:style style:name="T22" style:family="text">
      <style:text-properties officeooo:rsid="00163634"/>
    </style:style>
    <style:style style:name="T23" style:family="text">
      <style:text-properties officeooo:rsid="00153170"/>
    </style:style>
    <style:style style:name="T24" style:family="text">
      <style:text-properties officeooo:rsid="001ba45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cdb60" style:font-weight-asian="normal" style:font-weight-complex="normal"/>
    </style:style>
    <style:style style:name="T27" style:family="text">
      <style:text-properties fo:font-weight="normal" officeooo:rsid="002a61e4" style:font-weight-asian="normal" style:font-weight-complex="normal"/>
    </style:style>
    <style:style style:name="T28" style:family="text">
      <style:text-properties fo:font-weight="normal" officeooo:rsid="002468ad" style:font-weight-asian="normal" style:font-weight-complex="normal"/>
    </style:style>
    <style:style style:name="T29" style:family="text">
      <style:text-properties officeooo:rsid="0013c524"/>
    </style:style>
    <style:style style:name="T30" style:family="text">
      <style:text-properties officeooo:rsid="001ddb20"/>
    </style:style>
    <style:style style:name="T31" style:family="text">
      <style:text-properties officeooo:rsid="0021c4c1"/>
    </style:style>
    <style:style style:name="T32" style:family="text">
      <style:text-properties officeooo:rsid="002485d9"/>
    </style:style>
    <style:style style:name="T33" style:family="text">
      <style:text-properties officeooo:rsid="00259daa"/>
    </style:style>
    <style:style style:name="T34" style:family="text">
      <style:text-properties officeooo:rsid="002a61e4"/>
    </style:style>
    <style:style style:name="T35" style:family="text">
      <style:text-properties fo:font-size="11pt" fo:font-weight="normal" officeooo:rsid="002a61e4" style:font-size-asian="11pt" style:font-weight-asian="normal" style:font-size-complex="11pt" style:font-weight-complex="normal"/>
    </style:style>
    <style:style style:name="T36" style:family="text">
      <style:text-properties fo:font-size="11pt" fo:font-weight="bold" officeooo:rsid="002a61e4" style:font-size-asian="11pt" style:font-weight-asian="bold" style:font-size-complex="11pt" style:font-weight-complex="bold"/>
    </style:style>
    <style:style style:name="T37" style:family="text">
      <style:text-properties officeooo:rsid="00269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artitions des tâches de l’équipe EKIP.</text:p>
      <text:p text:style-name="P2"/>
      <text:p text:style-name="P3">Membre de l’équipe ‘EKIP’ : </text:p>
      <text:p text:style-name="P5">- Aubin (Chef de Projet)</text:p>
      <text:p text:style-name="P5">- Dave</text:p>
      <text:p text:style-name="P5">- François-Xavier</text:p>
      <text:p text:style-name="P5">- Ahmet</text:p>
      <text:p text:style-name="P13"/>
      <text:p text:style-name="P3">Listes des tâches effectuées par chaque membres de l’équipe :</text:p>
      <text:p text:style-name="P6"><text:span text:style-name="T4">- </text:span><text:span text:style-name="T3">Aubin</text:span> s’<text:span text:style-name="T10">est occupé de faire </text:span>l<text:span text:style-name="T10">a</text:span> fonction principale <text:span text:style-name="T11">main</text:span> <text:span text:style-name="T16">et il a choisi</text:span><text:span text:style-name="T10">t</text:span><text:span text:style-name="T16"> le thème </text:span><text:span text:style-name="T12">manga </text:span><text:span text:style-name="T1">pour le jeu du Pendu</text:span>. Il <text:span text:style-name="T10">a été le cœur du groupe (Chef de Projet) en s’occupant de</text:span> la répartition des tâches <text:span text:style-name="T10">pour chacun, et</text:span> de vérifier les tâches de<text:span text:style-name="T10">s membres de l’équipe, en améliorant et en rectifiant les problèmes, manques etc</text:span>. </text:p>
      <text:p text:style-name="P6"/>
      <text:p text:style-name="P6">Ensuite, il a regroup<text:span text:style-name="T10">é</text:span> tout<text:span text:style-name="T10">es</text:span> les fonction<text:span text:style-name="T10">s en un seul programme, afin de créer le jeu principale « Le Pendu ».</text:span><text:span text:style-name="T16"><text:line-break/></text:span><text:span text:style-name="T10">Aubin a fait les fonctions suivantes pour permettre la réalisation du projet : </text:span></text:p>
      <text:p text:style-name="P6"><text:span text:style-name="T16">- </text:span><text:span text:style-name="T10">La Fonction </text:span><text:span text:style-name="T12">Compteur Lettre</text:span><text:span text:style-name="T13">s</text:span><text:span text:style-name="T16"> </text:span><text:span text:style-name="T17">(Permettant de compter le nombre de caractères et espaces dans le mot à <text:tab/><text:tab/><text:tab/><text:tab/>deviner)</text:span><text:span text:style-name="T16"><text:line-break/>- </text:span><text:span text:style-name="T10">La Fonction </text:span><text:span text:style-name="T12">Copie </text:span><text:span text:style-name="T13">Indice + Mot</text:span><text:span text:style-name="T12"> </text:span><text:span text:style-name="T17">(Fonction qui copie/stock le mot à deviner et l’indice qui lui correspond)</text:span><text:span text:style-name="T16"><text:line-break/>- </text:span><text:span text:style-name="T10">La Fonction pour </text:span><text:span text:style-name="T12">Rejouer</text:span><text:span text:style-name="T16"> </text:span><text:span text:style-name="T18">(Permettant à l’utilisateur de rejouer ou non)</text:span><text:span text:style-name="T16"><text:line-break/>- </text:span><text:span text:style-name="T10">La Fonction </text:span><text:span text:style-name="T12">Randomisation</text:span><text:span text:style-name="T16"> </text:span><text:span text:style-name="T19">(Génération d’un nombre random pour générer un mot aléatoire d’un thème)</text:span><text:span text:style-name="T16"><text:line-break/>- </text:span><text:span text:style-name="T10">La Fonction </text:span><text:span text:style-name="T12">Gagne</text:span><text:span text:style-name="T16"> </text:span><text:span text:style-name="T12">Perdu</text:span><text:span text:style-name="T16"> </text:span><text:span text:style-name="T20">(Affichage Gagne ou Perdu pour l’utilisateur ‘Avec la méthode de compteur’)</text:span><text:span text:style-name="T16"><text:line-break/>- </text:span><text:span text:style-name="T10">La Fonction </text:span><text:span text:style-name="T12">Proposition</text:span><text:span text:style-name="T16"> </text:span><text:span text:style-name="T12">Indice</text:span><text:span text:style-name="T16"> </text:span><text:span text:style-name="T10">(se trouvant dans la fonction Corection de Dave)</text:span><text:span text:style-name="T16"><text:line-break/>- </text:span><text:span text:style-name="T10">La Fonction </text:span><text:span text:style-name="T12">ThèmeChoisit</text:span><text:span text:style-name="T16"> </text:span><text:span text:style-name="T21">(Affiche les thèmes qui sont disponible)</text:span></text:p>
      <text:p text:style-name="P6"><text:span text:style-name="T16">- </text:span><text:span text:style-name="T10">La Fonction </text:span><text:span text:style-name="T14">ChoixThème</text:span><text:span text:style-name="T22"> (Affichage du thème choisit par l’utilisateur)</text:span><text:span text:style-name="T16"><text:line-break/>- </text:span><text:span text:style-name="T10">La Fonction principale </text:span><text:span text:style-name="T12">Main</text:span><text:span text:style-name="T16"> </text:span><text:span text:style-name="T10">(En réunissant les fonctions cré</text:span><text:span text:style-name="T23">ées,</text:span><text:span text:style-name="T10"> et </text:span><text:span text:style-name="T23">permettant la réalisation du jeu)</text:span></text:p>
      <text:p text:style-name="P6"/>
      <text:p text:style-name="P11">Il a surtout repris la fonction Comparaison de Dave pour ainsi connecter toutes ses fonctions dedans, et ainsi modifié le programme de Dave pour pouvoir programmer le pendu.</text:p>
      <text:p text:style-name="P6">Puis <text:span text:style-name="T24">il </text:span>a combl<text:span text:style-name="T24">é</text:span> tou<text:span text:style-name="T24">s</text:span> les bugs que <text:span text:style-name="T24">A</text:span>hmet, <text:span text:style-name="T24">D</text:span>ave et F<text:span text:style-name="T24">rançois-Xavier </text:span>ont trouvé.</text:p>
      <text:p text:style-name="P7"/>
      <text:p text:style-name="P6"><text:span text:style-name="T3">- Dave</text:span><text:span text:style-name="T25"> </text:span><text:span text:style-name="T26">s’est occupé</text:span><text:span text:style-name="T5"> </text:span>de la fonction <text:span text:style-name="T29">de </text:span><text:span text:style-name="T6">Comparaison.</text:span></text:p>
      <text:p text:style-name="P10">Il a créé dans sa fonction, un moyen de stocké le nombre de tentatives restant à l’utilisateur.</text:p>
      <text:p text:style-name="P6"><text:span text:style-name="T16">Le thème qu’il a choisi</text:span><text:span text:style-name="T30">t est :</text:span><text:span text:style-name="T16"> </text:span><text:span text:style-name="T12">Cinéma</text:span><text:span text:style-name="T16">. </text:span></text:p>
      <text:p text:style-name="P6"><text:span text:style-name="T30">Il a</text:span><text:span text:style-name="T16"> </text:span><text:span text:style-name="T30">créer une fonction qui nous a permis de regroupé la majorité de nos fonctions dans le coeur du programme, </text:span><text:span text:style-name="T37">et ainsi permettre a Aubin de relié ses fonctions, main etc. dedans.</text:span></text:p>
      <text:p text:style-name="P6"/>
      <text:p text:style-name="P6"><text:span text:style-name="T30">Il a</text:span><text:span text:style-name="T16"> </text:span><text:span text:style-name="T30">aussi </text:span><text:span text:style-name="T16">aider Aubin </text:span><text:span text:style-name="T37">a </text:span><text:span text:style-name="T30">corriger</text:span><text:span text:style-name="T16"> les bugs </text:span><text:span text:style-name="T30">qui intervenait pour sa fonction Comparaison.</text:span></text:p>
      <text:p text:style-name="P12">Et a aussi aidé Aubin à modifier sa fonction Comparaison pour laisser Aubin connecter les siennes et lui permettre de finaliser le main et code.</text:p>
      <text:p text:style-name="P12">Dave a aussi contribué à la correction des bugs de dernières minutes qui dérangeait le code à marcher bien.</text:p>
      <text:p text:style-name="P12"/>
      <text:p text:style-name="P8"><text:span text:style-name="T7">- François-Xavier</text:span><text:span text:style-name="T31"> s’est</text:span> occup<text:span text:style-name="T31">é </text:span>de dire chaque étape que l’utilisateur verra, qu’est ce qu’il doit faire, comment s’y prendre.</text:p>
      <text:p text:style-name="P8"><text:span text:style-name="T32">Il a </text:span>cod<text:span text:style-name="T32">é</text:span> l’<text:span text:style-name="T11">affichage des règles.</text:span></text:p>
      <text:p text:style-name="P8"><text:s/></text:p>
      <text:p text:style-name="P8">- <text:span text:style-name="T11">Ahmet </text:span><text:span text:style-name="T2">a codé avec François-Xavier l’</text:span><text:span text:style-name="T15">affichage des</text:span><text:span text:style-name="T11"> règles.</text:span></text:p>
      <text:p text:style-name="P8"><text:span text:style-name="T33">Il a </text:span>aid<text:span text:style-name="T33">é</text:span> pour dénicher les bugs du programme <text:span text:style-name="T33">à</text:span> la fin du projet.</text:p>
      <text:p text:style-name="P8"/>
      <text:p text:style-name="P4">Pour la partie du Compte Rendu, Répartitions des tâches :</text:p>
      <text:p text:style-name="P9">- <text:span text:style-name="T34">Cahier des charges du Projet : </text:span><text:span text:style-name="T8">François-Xavier</text:span></text:p>
      <text:p text:style-name="P9"><text:span text:style-name="T27">- Topo sur les fonctions :</text:span><text:span text:style-name="T8"> François-Xavier</text:span></text:p>
      <text:p text:style-name="P9"><text:span text:style-name="T27">- La Liste des membres de l’équipe, des tâches qui ont été effectuées par chacun :</text:span><text:span text:style-name="T8"> Aubin et Ahmet</text:span></text:p>
      <text:p text:style-name="P9"><text:span text:style-name="T27">- Les algorithmes de toutes les fonctions utilisées :</text:span><text:span text:style-name="T8"> Dave</text:span></text:p>
      <text:p text:style-name="P9"><text:span text:style-name="T27">- Les fichiers du </text:span><text:span text:style-name="T28">c</text:span><text:span text:style-name="T27">ode source C commenté avec Exécutable (</text:span><text:span text:style-name="T8">PENDU_THEME_EKIP.</text:span><text:span text:style-name="T9">exe</text:span><text:span text:style-name="T27">) :</text:span><text:span text:style-name="T8"> Aubin</text:span></text:p>
      <text:p text:style-name="P9"><text:span text:style-name="T27">- Les cas de tests effectuées avec copies d’écrans à chaque cas :</text:span><text:span text:style-name="T8"> Aubin</text:span></text:p>
      <text:p text:style-name="P14"><text:span text:style-name="T35">- Un fichier ReadMe contenant une note technique à la destination de l’utilisateur final :</text:span><text:span text:style-name="T36"> Dav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01:00:57.375000000</dc:date>
    <meta:editing-duration>PT5M12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3" meta:word-count="568" meta:character-count="3311" meta:non-whitespace-character-count="2766"/>
  </office:meta>
</office:document-meta>
</file>